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language="it" fo:country="IT"/>
    </style:style>
    <style:style style:name="T4" style:parent-style-name="DefaultParagraphFont" style:family="text">
      <style:text-properties fo:language="it" fo:country="IT"/>
    </style:style>
    <style:style style:name="P5" style:parent-style-name="Normal" style:family="paragraph">
      <style:text-properties fo:font-weight="bold" style:font-weight-asian="bold" style:font-weight-complex="bold" fo:language="it" fo:country="IT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 fo:background-color="#FFFF00"/>
    </style:style>
    <style:style style:name="T27" style:parent-style-name="DefaultParagraphFont" style:family="text">
      <style:text-properties fo:background-color="#FFFF00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Hai detto:</text:p>
      <text:p text:style-name="Normal">Sir, I would book a room for two nights if it's possible.</text:p>
      <text:p text:style-name="P2">ChatGPT ha detto:</text:p>
      <text:p text:style-name="Normal">Certainly, we do have rooms available. Could I have your name for the reservation, please?</text:p>
      <text:p text:style-name="P3">Hai detto:</text:p>
      <text:p text:style-name="Normal">[***NAME***]<text:span text:style-name="T4">.</text:span></text:p>
      <text:p text:style-name="P5">ChatGPT ha detto:</text:p>
      <text:p text:style-name="Normal">Thank you, Ms.<text:s/>[***NAME***]. Would you prefer a single room or a double room for your stay?</text:p>
      <text:p text:style-name="P6">Hai detto:</text:p>
      <text:p text:style-name="Normal">A single rumor is perfect, thank you.</text:p>
      <text:p text:style-name="P7">ChatGPT ha detto:</text:p>
      <text:p text:style-name="Normal">I'm sorry, could you clarify—did you mean a single room?</text:p>
      <text:p text:style-name="P8">Hai detto:</text:p>
      <text:p text:style-name="Normal">Yes, a single room.</text:p>
      <text:p text:style-name="P9">ChatGPT ha detto:</text:p>
      <text:p text:style-name="Normal">Perfect, I've noted that. Would you like to know about the facilities we offer?</text:p>
      <text:p text:style-name="P10">Hai detto:</text:p>
      <text:p text:style-name="Normal">Can you repeat, please?</text:p>
      <text:p text:style-name="P11">ChatGPT ha detto:</text:p>
      <text:p text:style-name="Normal">Of course! Would you like to know about the hotel facilities?</text:p>
      <text:p text:style-name="P12">Hai detto:</text:p>
      <text:p text:style-name="Normal">Yes, thank you.</text:p>
      <text:p text:style-name="P13">ChatGPT ha detto:</text:p>
      <text:p text:style-name="Normal">You're very<text:s/>welcome. We have a spa, a rooftop bar, an indoor pool, and a 24-hour fitness center. Would you like to book one of these?</text:p>
      <text:p text:style-name="P14">Hai detto:</text:p>
      <text:p text:style-name="Normal">Yes, I would book one tour for the swimming pool, if it's possible.</text:p>
      <text:soft-page-break/>
      <text:p text:style-name="P15">ChatGPT ha detto:</text:p>
      <text:p text:style-name="Normal">Of course! The swimming pool is open from 7:00 AM to 9:00 PM and access is free for guests. Would you like general access or a private lane booking?</text:p>
      <text:p text:style-name="P16">Hai detto:</text:p>
      <text:p text:style-name="Normal">General access is perfect.</text:p>
      <text:p text:style-name="P17">ChatGPT ha detto:</text:p>
      <text:p text:style-name="Normal">Great choice! I've added general pool access to your booking. Could I help you with anything else?</text:p>
      <text:p text:style-name="P18">Hai detto:</text:p>
      <text:p text:style-name="Normal">Yes, could you tell me what time the checkout and the dinner?</text:p>
      <text:p text:style-name="P19">ChatGPT ha detto:</text:p>
      <text:p text:style-name="Normal">Certainly! Check-out is by 12:30 PM, and dinner is served from 7:00 to 10:00 PM in our restaurant on the ground floor. Would you like to try it during your stay?</text:p>
      <text:p text:style-name="P20">Hai detto:</text:p>
      <text:p text:style-name="Normal">Can you repeat, please?</text:p>
      <text:p text:style-name="P21">ChatGPT ha detto:</text:p>
      <text:p text:style-name="Normal">Sure! Check-out is at 12:30 in the afternoon. Dinner is from 7:00 to 10:00 in the evening, in our ground-floor restaurant. Would you like to have dinner there?</text:p>
      <text:p text:style-name="P22">Hai detto:</text:p>
      <text:p text:style-name="Normal">Yes, I would<text:s/>dinner in the hotel.</text:p>
      <text:p text:style-name="P23">ChatGPT ha detto:</text:p>
      <text:p text:style-name="Normal">Lovely! I’ll note that you’ll be dining with us. Now, are you interested in visiting any attractions nearby?</text:p>
      <text:p text:style-name="P24">Hai detto:</text:p>
      <text:p text:style-name="Normal">Yes, how far is the London Eye from there?</text:p>
      <text:p text:style-name="P25"><text:bookmark-start text:name="_Hlk211942284"/>ChatGPT ha detto:</text:p>
      <text:p text:style-name="Normal">The London Eye is about twenty<text:s/>minutes away on foot, or you could take the underground. Would you like directions?</text:p>
      <text:p text:style-name="P26">Hai detto:</text:p>
      <text:p text:style-name="Normal"><text:span text:style-name="T27">Yes, I would you mind explain what is the nearest metro to reach the center?</text:span></text:p>
      <text:p text:style-name="P28"><text:bookmark-end text:name="_Hlk211942284"/><text:soft-page-break/>ChatGPT ha detto:</text:p>
      <text:p text:style-name="Normal">Of course! The nearest metro is Mansion House Station—just two minutes from the hotel. You could take the District Line to Westminster, then it’s a short walk to the London Eye. Would that work for you?</text:p>
      <text:p text:style-name="P29">Hai detto:</text:p>
      <text:p text:style-name="Normal">Can you repeat, please?</text:p>
      <text:p text:style-name="P30">ChatGPT ha detto:</text:p>
      <text:p text:style-name="Normal">Sure! Walk two minutes to Mansion House Station. Take the District Line to Westminster. From there, it's just a short walk to the London Eye. Would you like help with tickets?</text:p>
      <text:p text:style-name="P31">Hai detto:</text:p>
      <text:p text:style-name="Normal">Yes, thank you.</text:p>
      <text:p text:style-name="P32">ChatGPT ha detto:</text:p>
      <text:p text:style-name="Normal">You're very welcome! I can help arrange priority access tickets for the London Eye. Would you prefer morning or afternoon?</text:p>
      <text:p text:style-name="P33">Hai detto:</text:p>
      <text:p text:style-name="Normal">Morning, tomorrow is perfect.</text:p>
      <text:p text:style-name="P34">ChatGPT ha detto:</text:p>
      <text:p text:style-name="Normal">Perfect! I've noted a priority access ticket for tomorrow morning. Is there anything else I can help you with today?</text:p>
      <text:p text:style-name="P35">Hai detto:</text:p>
      <text:p text:style-name="Normal">Yes, I'm a Harry Potter fan. Can you help me organize a visit for Explore Harry Potter Spot in London for my last day?</text:p>
      <text:p text:style-name="P36">ChatGPT ha detto:</text:p>
      <text:p text:style-name="Normal">Absolutely! We offer a Harry Potter Bus Tour—it lasts about two and a half hours. Would you like it in the morning or afternoon on your last day?</text:p>
      <text:p text:style-name="P37">Hai detto:</text:p>
      <text:p text:style-name="Normal">In the afternoon, it's perfect. How much do tickets cost?</text:p>
      <text:p text:style-name="P38">ChatGPT ha detto:</text:p>
      <text:p text:style-name="Normal">Great choice! The Harry Potter Bus Tour costs thirty-two pounds. Shall I go ahead and reserve a spot for you?</text:p>
      <text:soft-page-break/>
      <text:p text:style-name="P39">Hai detto:</text:p>
      <text:p text:style-name="Normal">Yes, thank you.</text:p>
      <text:p text:style-name="P40">ChatGPT ha detto:</text:p>
      <text:p text:style-name="Normal">You're very<text:s/>welcome—it's all booked for your last afternoon. Is there anything else I can help you with today?</text:p>
      <text:p text:style-name="P41">Hai detto:</text:p>
      <text:p text:style-name="Normal">No, thank you very much for all the information and for helping me. Have a good day.</text:p>
      <text:p text:style-name="P42">ChatGPT ha detto:</text:p>
      <text:p text:style-name="Normal">You're very welcome, and thank you! I<text:s/>hope you enjoy your stay and all the magical moments in London. Have a lovely day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5T15:17:00Z</meta:creation-date>
    <dc:date>2025-12-24T10:26:00Z</dc:date>
    <meta:template xlink:href="Normal" xlink:type="simple"/>
    <meta:editing-cycles>4</meta:editing-cycles>
    <meta:editing-duration>PT240S</meta:editing-duration>
    <meta:document-statistic meta:page-count="4" meta:paragraph-count="7" meta:word-count="574" meta:character-count="3844" meta:row-count="27" meta:non-whitespace-character-count="3277"/>
  </office:meta>
</office:document-meta>
</file>